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font-size="12pt" style:font-size-asian="12pt" style:font-size-complex="12pt"/>
    </style:style>
    <style:style style:name="P2" style:family="paragraph" style:parent-style-name="Standard" style:list-style-name="WWNum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style:font-name="Verdana" fo:font-size="12pt" fo:background-color="#eeeeee" style:font-size-asian="12pt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style:font-name="Verdana" fo:font-size="12pt" fo:background-color="#dddddd" style:font-size-asian="12pt" style:font-size-complex="12pt"/>
    </style:style>
    <style:style style:name="P6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style:page-number="1"/>
      <style:text-properties fo:font-size="12pt" fo:font-weight="bold" style:font-size-asian="12pt" style:font-weight-asian="bold" style:font-size-complex="12pt"/>
    </style:style>
    <style:style style:name="P7" style:family="paragraph" style:parent-style-name="Standard" style:list-style-name="L1">
      <style:paragraph-properties fo:margin-top="0cm" fo:margin-bottom="0cm" loext:contextual-spacing="false" fo:line-height="115%" fo:text-align="justify" style:justify-single-word="false"/>
      <style:text-properties fo:font-size="12pt" style:font-size-asian="12pt" style:font-size-complex="12pt"/>
    </style:style>
    <style:style style:name="P8" style:family="paragraph" style:parent-style-name="Standard" style:list-style-name="L2">
      <style:paragraph-properties fo:margin-top="0cm" fo:margin-bottom="0cm" loext:contextual-spacing="false" fo:line-height="115%" fo:text-align="justify" style:justify-single-word="false"/>
      <style:text-properties fo:font-size="12pt" style:font-size-asian="12pt" style:font-size-complex="12pt"/>
    </style:style>
    <style:style style:name="P9" style:family="paragraph" style:parent-style-name="Standard" style:list-style-name="L1">
      <style:paragraph-properties fo:margin-top="0cm" fo:margin-bottom="0cm" loext:contextual-spacing="false" fo:line-height="115%" fo:text-align="justify" style:justify-single-word="false"/>
      <style:text-properties fo:font-size="11pt" style:font-size-asian="11pt" style:font-size-complex="11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italic" style:font-size-asian="12pt" style:font-style-asian="italic" style:font-size-complex="12pt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officeooo:rsid="0016774e" style:font-weight-asian="bold"/>
    </style:style>
    <style:style style:name="T8" style:family="text">
      <style:text-properties fo:font-style="italic" style:font-style-asian="italic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fo:font-weight="bold" style:font-size-asian="11pt" style:font-weight-asian="bold" style:font-size-complex="11pt"/>
    </style:style>
    <style:style style:name="T11" style:family="text">
      <style:text-properties officeooo:rsid="0016774e"/>
    </style:style>
    <style:style style:name="T12" style:family="text">
      <style:text-properties officeooo:rsid="0018dd0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rabalho 1 – Programação socket</text:p>
      <text:p text:style-name="P1"/>
      <text:p text:style-name="P1"/>
      <text:p text:style-name="P1"><text:span text:style-name="T6">Nome</text:span>: Adailton Saraiva</text:p>
      <text:p text:style-name="P1"><text:span text:style-name="T7">Curso/</text:span><text:span text:style-name="T6">Disciplina</text:span>: <text:span text:style-name="T11">MPCA/</text:span>Redes de Computadores</text:p>
      <text:p text:style-name="P1"><text:span text:style-name="T6">Data</text:span>: 29/05/2019</text:p>
      <text:p text:style-name="P1"/>
      <text:p text:style-name="P3">Mensagens dos protocolos</text:p>
      <text:p text:style-name="P1"/>
      <text:p text:style-name="P1">Os sensores ‘lâmpada’ e ‘ar condicionado’ são acionados somente quando há algum evento nos sensores ‘presença’ e ‘temperatura’ respectivamente.</text:p>
      <text:p text:style-name="P1"/>
      <text:p text:style-name="P1">O cabeçalho das mensagens é enviado no formato de dicionário e possui os seguintes campos:</text:p>
      <text:p text:style-name="P1"/>
      <text:list xml:id="list3854278488" text:style-name="L1">
        <text:list-item>
          <text:p text:style-name="P9"><text:span text:style-name="T6">sensorid</text:span>: guarda o ID do sensor que é gerado pelo servidor no momento que <text:tab/>este se conecta ao servidor. É gerado um número inteiro entre 1 e <text:tab/>999;<text:line-break/> <text:tab/></text:p>
        </text:list-item>
        <text:list-item>
          <text:p text:style-name="P9"><text:span text:style-name="T6">timestamp</text:span>: guarda um número real que representa a data e hora do evento do sensor;<text:line-break/> <text:tab/></text:p>
        </text:list-item>
        <text:list-item>
          <text:p text:style-name="P9"><text:span text:style-name="T6">comando</text:span>: guarda um número inteiro que representa o comando de ligar e desligar do <text:tab/>sensor que detectou algum evento novo. O número 1 representar o comando ‘ligar’ e o 0 ‘desligar.</text:p>
          <text:p text:style-name="P9"/>
        </text:list-item>
        <text:list-item>
          <text:p text:style-name="P7"><text:span text:style-name="T10">consumo</text:span><text:span text:style-name="T9">: guarda um número real que representa o consumo em kwh de cada tomada.</text:span> </text:p>
        </text:list-item>
      </text:list>
      <text:list xml:id="list870395560" text:style-name="WWNum1">
        <text:list-header>
          <text:p text:style-name="P2"/>
        </text:list-header>
      </text:list>
      <text:p text:style-name="P1">Ex. do cabeçalho da msg:</text:p>
      <text:p text:style-name="P1">Sensores de presença e temperatura:</text:p>
      <text:p text:style-name="P1">{‘<text:span text:style-name="T6">sensorid’</text:span>: 100, ‘<text:span text:style-name="T6">timestamp’</text:span>: 1559170234.361, ‘<text:span text:style-name="T6">comando’</text:span>: 1}</text:p>
      <text:p text:style-name="P1"/>
      <text:p text:style-name="P1">Sensor tomada:</text:p>
      <text:p text:style-name="P1">{‘<text:span text:style-name="T6">sensorid’</text:span>: 100, ‘<text:span text:style-name="T6">timestamp’</text:span>: 1559170234.361, ‘<text:span text:style-name="T6">consumo’</text:span>: 1.8392, <text:span text:style-name="T6">‘local’</text:span>: ‘sala’}</text:p>
      <text:p text:style-name="P1"/>
      <text:p text:style-name="P3">Instruções de iniciação e configuração do servidor e dos sensores</text:p>
      <text:p text:style-name="P1"/>
      <text:p text:style-name="P1">Ao executar o arquivo ‘servidor.py’ <text:span text:style-name="T12">aparecerá</text:span> uma mensagem solicitando o IP e em seguida a porta em que o servidor <text:span text:style-name="T12">receberá</text:span> as conexões dos sensores. Essas configurações serão salvas no arquivo ‘conf.txt’.</text:p>
      <text:p text:style-name="P1"/>
      <text:p text:style-name="P1">Se o IP e a porta forem válidos, <text:span text:style-name="T12">aparecerá</text:span> a mensagem abaixo:</text:p>
      <text:p text:style-name="P1"/>
      <text:p text:style-name="P4">Aguardando conexão…</text:p>
      <text:p text:style-name="P1"/>
      <text:p text:style-name="P1"><text:soft-page-break/>Execute o arquivo ‘sensor.py’ para iniciar um sensor. A configuração de ip e porta que foi salva pelo servidor no arquivo ‘conf.txt’ será lido para configurar a conexão do sensor automaticamente. Se não for possível ler esse arquivo, aparecerá as mensagens solicitando o IP e porta do servidor. É possível criar esse arquivo manualmente colocando-o na mesma pasta do arquivo ‘sensor.py’ e colocando os endereços um em cada linha como abaixo:</text:p>
      <text:p text:style-name="P1"/>
      <text:p text:style-name="P5">127.0.0.11</text:p>
      <text:p text:style-name="P5">9876</text:p>
      <text:p text:style-name="P1"/>
      <text:p text:style-name="P1">Feita a configuração de rede siga os passos abaixo:</text:p>
      <text:p text:style-name="P1"/>
      <text:list xml:id="list2782196779" text:style-name="L2">
        <text:list-item>
          <text:p text:style-name="P8">escolha o tipo de sensor;<text:tab/></text:p>
        </text:list-item>
        <text:list-item>
          <text:p text:style-name="P8">no <text:span text:style-name="T8">prompt</text:span> do servidor, informar o cômodo da casa que o sensor <text:tab/>está instalado;</text:p>
        </text:list-item>
      </text:list>
      <text:p text:style-name="P3"/>
      <text:p text:style-name="P3">Arquivo de registro</text:p>
      <text:p text:style-name="P1"/>
      <text:p text:style-name="P1">O arquivo de registro é gerado em formato de texto simples, o que possibilita visualizá-lo em qualquer editor de texto.</text:p>
      <text:p text:style-name="P1"/>
      <text:p text:style-name="P1">O nome do arquivo gerado é ‘relatório_tomadas.txt’. 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997cm" fo:margin-bottom="1.981cm" fo:margin-left="2.997cm" fo:margin-right="1.981cm" fo:background-color="#ffffff" style:writing-mode="lr-tb" style:layout-grid-color="#c0c0c0" style:layout-grid-lines="2472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Windows_X86_64 LibreOffice_project/aecc05fe267cc68dde00352a451aa867b3b546ac</meta:generator>
    <dc:date>2019-05-30T00:25:20.144000000</dc:date>
    <meta:editing-duration>PT6M56S</meta:editing-duration>
    <meta:editing-cycles>3</meta:editing-cycles>
    <meta:document-statistic meta:table-count="0" meta:image-count="0" meta:object-count="0" meta:page-count="2" meta:paragraph-count="31" meta:word-count="359" meta:character-count="2237" meta:non-whitespace-character-count="1901"/>
  </office:meta>
</office:document-meta>
</file>